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9000005F6B63747C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732cm, 5.914cm, 4.08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000000" draw:marker-start="" draw:marker-end="Arrow_20_concave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6.46cm" svg:height="12.1cm" svg:x="0cm" svg:y="0cm">
            <draw:image xlink:href="Pictures/1000000000000749000005F6B63747C8.jpg" xlink:type="simple" xlink:show="embed" xlink:actuate="onLoad">
              <text:p/>
            </draw:image>
          </draw:frame>
          <draw:frame draw:style-name="gr2" draw:text-style-name="P2" draw:layer="layout" svg:width="2.373cm" svg:height="1.352cm" svg:x="6.987cm" svg:y="10.6cm">
            <draw:text-box>
              <text:p text:style-name="P2">pin4</text:p>
            </draw:text-box>
          </draw:frame>
          <draw:frame draw:style-name="gr2" draw:text-style-name="P2" draw:layer="layout" svg:width="2.373cm" svg:height="1.352cm" svg:x="13.887cm" svg:y="7.848cm">
            <draw:text-box>
              <text:p text:style-name="P2">pin1</text:p>
            </draw:text-box>
          </draw:frame>
          <draw:line draw:style-name="gr3" draw:text-style-name="P1" draw:layer="layout" svg:x1="14.56cm" svg:y1="7.9cm" svg:x2="11.96cm" svg:y2="5.8cm">
            <text:p/>
          </draw:line>
          <draw:line draw:style-name="gr3" draw:text-style-name="P1" draw:layer="layout" svg:x1="8.16cm" svg:y1="10.6cm" svg:x2="8.66cm" svg:y2="7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Fin_20_de_20_línea_20_1" draw:display-name="Fin de línea 1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co Moya</meta:initial-creator>
    <meta:creation-date>2014-05-06T17:43:25.904093595</meta:creation-date>
    <dc:date>2014-05-06T18:37:08.354958950</dc:date>
    <dc:creator>Paco Moya</dc:creator>
    <meta:editing-duration>PT38M32S</meta:editing-duration>
    <meta:editing-cycles>1</meta:editing-cycles>
    <meta:document-statistic meta:object-count="6"/>
    <meta:generator>LibreOffice/4.1.5.3$Linux_X86_64 LibreOffice_project/410m0$Build-3</meta:generator>
  </office:meta>
</office:document-meta>
</file>